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500000065A91B8EF9.png"/>
  <manifest:file-entry manifest:media-type="image/png" manifest:full-path="Pictures/10000000000001A5000000655C87D0DA.png"/>
  <manifest:file-entry manifest:media-type="image/png" manifest:full-path="Pictures/100000000000009100000064537984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.835cm" svg:height="2.645cm" svg:x="12.083cm" svg:y="9.555cm">
          <draw:image xlink:href="Pictures/100000000000009100000064537984BA.png" xlink:type="simple" xlink:show="embed" xlink:actuate="onLoad">
            <text:p/>
          </draw:image>
        </draw:frame>
        <draw:frame draw:style-name="gr1" draw:text-style-name="P1" draw:layer="layout" svg:width="11.138cm" svg:height="2.671cm" svg:x="8.431cm" svg:y="6.329cm">
          <draw:image xlink:href="Pictures/10000000000001A500000065A91B8EF9.png" xlink:type="simple" xlink:show="embed" xlink:actuate="onLoad">
            <text:p/>
          </draw:image>
        </draw:frame>
        <draw:rect draw:style-name="gr2" draw:text-style-name="P1" draw:id="id2" draw:layer="layout" svg:width="3.6cm" svg:height="0.794cm" svg:x="12.2cm" svg:y="10.995cm">
          <text:p/>
        </draw:rect>
        <draw:rect draw:style-name="gr2" draw:text-style-name="P1" draw:id="id4" draw:layer="layout" svg:width="1.135cm" svg:height="0.794cm" svg:x="13.365cm" svg:y="9.8cm">
          <text:p/>
        </draw:rect>
        <draw:rect draw:style-name="gr2" draw:text-style-name="P1" draw:id="id1" draw:layer="layout" svg:width="3.6cm" svg:height="0.5cm" svg:x="12.2cm" svg:y="7.1cm">
          <text:p/>
        </draw:rect>
        <draw:connector draw:style-name="gr3" draw:text-style-name="P1" draw:layer="layout" svg:x1="12.2cm" svg:y1="7.35cm" svg:x2="12.2cm" svg:y2="11.392cm" draw:start-shape="id1" draw:start-glue-point="3" draw:end-shape="id2" draw:end-glue-point="3">
          <text:p/>
        </draw:connector>
        <draw:rect draw:style-name="gr2" draw:text-style-name="P1" draw:id="id3" draw:layer="layout" svg:width="3.6cm" svg:height="0.5cm" svg:x="12.2cm" svg:y="7.8cm">
          <text:p/>
        </draw:rect>
        <draw:connector draw:style-name="gr3" draw:text-style-name="P1" draw:layer="layout" svg:x1="15.8cm" svg:y1="8.05cm" svg:x2="14.5cm" svg:y2="10.197cm" draw:start-shape="id3" draw:start-glue-point="1" draw:end-shape="id4" draw:end-glue-point="1">
          <text:p/>
        </draw:connector>
        <draw:rect draw:style-name="gr2" draw:text-style-name="P1" draw:id="id5" draw:layer="layout" svg:width="0.777cm" svg:height="0.694cm" svg:x="18.858cm" svg:y="6.306cm">
          <text:p/>
        </draw:rect>
        <draw:connector draw:style-name="gr3" draw:text-style-name="P1" draw:layer="layout" svg:x1="19.246cm" svg:y1="7cm" svg:x2="19.25cm" svg:y2="10.073cm" draw:start-shape="id5" draw:start-glue-point="2" draw:end-shape="id6" draw:end-glue-point="0">
          <text:p/>
        </draw:connector>
        <draw:frame draw:style-name="gr4" draw:text-style-name="P2" draw:id="id6" draw:layer="layout" svg:width="3.5cm" svg:height="1.427cm" svg:x="17.5cm" svg:y="10.073cm">
          <draw:text-box>
            <text:p text:style-name="P2"><text:span text:style-name="T1">Cancel</text:span></text:p>
            <text:p text:style-name="P2"><text:span text:style-name="T1">Learni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1.138cm" svg:height="2.671cm" svg:x="8.431cm" svg:y="8.5cm">
          <draw:image xlink:href="Pictures/10000000000001A5000000655C87D0DA.png" xlink:type="simple" xlink:show="embed" xlink:actuate="onLoad">
            <text:p/>
          </draw:image>
        </draw:frame>
        <draw:frame draw:style-name="gr1" draw:text-style-name="P1" draw:layer="layout" svg:width="3.835cm" svg:height="2.645cm" svg:x="12.383cm" svg:y="11.755cm">
          <draw:image xlink:href="Pictures/100000000000009100000064537984BA.png" xlink:type="simple" xlink:show="embed" xlink:actuate="onLoad">
            <text:p/>
          </draw:image>
        </draw:frame>
        <draw:rect draw:style-name="gr2" draw:text-style-name="P1" draw:id="id8" draw:layer="layout" svg:width="1.1cm" svg:height="0.305cm" svg:x="13cm" svg:y="13.095cm">
          <text:p/>
        </draw:rect>
        <draw:rect draw:style-name="gr2" draw:text-style-name="P1" draw:layer="layout" svg:width="1.135cm" svg:height="0.794cm" svg:x="13.665cm" svg:y="12cm">
          <text:p/>
        </draw:rect>
        <draw:connector draw:style-name="gr3" draw:text-style-name="P1" draw:layer="layout" svg:x1="11.75cm" svg:y1="9.8cm" svg:x2="13cm" svg:y2="13.247cm" draw:start-shape="id7" draw:start-glue-point="2" draw:end-shape="id8" draw:end-glue-point="3">
          <text:p/>
        </draw:connector>
        <draw:rect draw:style-name="gr2" draw:text-style-name="P1" draw:id="id9" draw:layer="layout" svg:width="1.449cm" svg:height="0.5cm" svg:x="13.224cm" svg:y="10cm">
          <text:p/>
        </draw:rect>
        <draw:connector draw:style-name="gr3" draw:text-style-name="P1" draw:layer="layout" svg:x1="13.948cm" svg:y1="10.5cm" svg:x2="14.266cm" svg:y2="12cm" draw:start-shape="id9" draw:start-glue-point="2">
          <text:p/>
        </draw:connector>
        <draw:rect draw:style-name="gr2" draw:text-style-name="P1" draw:id="id10" draw:layer="layout" svg:width="0.742cm" svg:height="0.646cm" svg:x="18.898cm" svg:y="8.506cm">
          <text:p/>
        </draw:rect>
        <draw:connector draw:style-name="gr3" draw:text-style-name="P1" draw:layer="layout" svg:x1="19.269cm" svg:y1="9.152cm" svg:x2="19.283cm" svg:y2="12.575cm" draw:start-shape="id10" draw:start-glue-point="2">
          <text:p/>
        </draw:connector>
        <draw:frame draw:style-name="gr4" draw:text-style-name="P2" draw:layer="layout" svg:width="2.7cm" svg:height="1.427cm" svg:x="18.3cm" svg:y="12.4cm">
          <draw:text-box>
            <text:p text:style-name="P2"><text:span text:style-name="T1">Cancel</text:span></text:p>
            <text:p text:style-name="P2"><text:span text:style-name="T1">Learning</text:span></text:p>
          </draw:text-box>
        </draw:frame>
        <draw:rect draw:style-name="gr2" draw:text-style-name="P1" draw:id="id16" draw:layer="layout" svg:width="1.1cm" svg:height="0.305cm" svg:x="14.3cm" svg:y="13.095cm">
          <text:p/>
        </draw:rect>
        <draw:rect draw:style-name="gr2" draw:text-style-name="P1" draw:id="id12" draw:layer="layout" svg:width="1.1cm" svg:height="0.305cm" svg:x="12.4cm" svg:y="13.773cm">
          <text:p/>
        </draw:rect>
        <draw:rect draw:style-name="gr2" draw:text-style-name="P1" draw:id="id14" draw:layer="layout" svg:width="1.1cm" svg:height="0.305cm" svg:x="13.642cm" svg:y="13.773cm">
          <text:p/>
        </draw:rect>
        <draw:rect draw:style-name="gr2" draw:text-style-name="P1" draw:id="id18" draw:layer="layout" svg:width="1.1cm" svg:height="0.305cm" svg:x="14.9cm" svg:y="13.773cm">
          <text:p/>
        </draw:rect>
        <draw:rect draw:style-name="gr2" draw:text-style-name="P1" draw:id="id11" draw:layer="layout" svg:width="1.7cm" svg:height="0.5cm" svg:x="8.8cm" svg:y="9.3cm">
          <text:p/>
        </draw:rect>
        <draw:rect draw:style-name="gr2" draw:text-style-name="P1" draw:id="id7" draw:layer="layout" svg:width="1.7cm" svg:height="0.5cm" svg:x="10.9cm" svg:y="9.3cm">
          <text:p/>
        </draw:rect>
        <draw:rect draw:style-name="gr2" draw:text-style-name="P1" draw:id="id13" draw:layer="layout" svg:width="1.7cm" svg:height="0.5cm" svg:x="13.1cm" svg:y="9.3cm">
          <text:p/>
        </draw:rect>
        <draw:rect draw:style-name="gr2" draw:text-style-name="P1" draw:id="id15" draw:layer="layout" svg:width="1.7cm" svg:height="0.5cm" svg:x="15.3cm" svg:y="9.3cm">
          <text:p/>
        </draw:rect>
        <draw:rect draw:style-name="gr2" draw:text-style-name="P1" draw:id="id17" draw:layer="layout" svg:width="1.7cm" svg:height="0.5cm" svg:x="17.4cm" svg:y="9.3cm">
          <text:p/>
        </draw:rect>
        <draw:connector draw:style-name="gr3" draw:text-style-name="P1" draw:layer="layout" svg:x1="9.65cm" svg:y1="9.8cm" svg:x2="12.4cm" svg:y2="13.925cm" draw:start-shape="id11" draw:start-glue-point="2" draw:end-shape="id12" draw:end-glue-point="3">
          <text:p/>
        </draw:connector>
        <draw:connector draw:style-name="gr3" draw:text-style-name="P1" draw:layer="layout" draw:line-skew="-0.596cm -7.112cm" svg:x1="13.95cm" svg:y1="9.3cm" svg:x2="14.192cm" svg:y2="14.078cm" draw:start-shape="id13" draw:start-glue-point="0" draw:end-shape="id14" draw:end-glue-point="2">
          <text:p/>
        </draw:connector>
        <draw:connector draw:style-name="gr3" draw:text-style-name="P1" draw:layer="layout" svg:x1="16.15cm" svg:y1="9.8cm" svg:x2="15.4cm" svg:y2="13.247cm" draw:start-shape="id15" draw:start-glue-point="2" draw:end-shape="id16" draw:end-glue-point="1">
          <text:p/>
        </draw:connector>
        <draw:connector draw:style-name="gr3" draw:text-style-name="P1" draw:layer="layout" svg:x1="18.25cm" svg:y1="9.8cm" svg:x2="16cm" svg:y2="13.925cm" draw:start-shape="id17" draw:start-glue-point="2" draw:end-shape="id18" draw:end-glue-point="1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7$Build-9272</meta:generator>
    <dc:date>2008-03-16T18:47:42</dc:date>
    <meta:editing-cycles>3</meta:editing-cycles>
    <meta:editing-duration>PT21M37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